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1" draw:layer="layout" svg:width="4.318cm" svg:height="2.54cm" svg:x="9.906cm" svg:y="0.254cm">
          <text:p text:style-name="P1">kirjaantuminen</text:p>
          <text:p text:style-name="P1">julkinen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064cm" svg:height="2.54cm" svg:x="1.524cm" svg:y="3.302cm">
          <text:p text:style-name="P2">Uusi käyttäjä</text:p>
          <text:p text:style-name="P2">julkinen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064cm" svg:height="2.794cm" svg:x="1.524cm" svg:y="7.112cm">
          <text:p text:style-name="P2">kulutuksen seuranta</text:p>
          <text:p text:style-name="P2">julkinen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81cm" svg:height="2.54cm" svg:x="13.462cm" svg:y="5.08cm">
          <text:p text:style-name="P1">Pääsivu</text:p>
          <text:p text:style-name="P1">päiväkirjasivu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064cm" svg:height="1.778cm" svg:x="16.51cm" svg:y="8.382cm">
          <text:p text:style-name="P2">Lajitietojen päivitys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679cm" svg:height="2.314cm" draw:transform="skewX (0.00122173047639603) rotate (0.00383972435438784) translate (10.556cm 9.168cm)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4.773cm" svg:height="0.725cm" svg:x="10.467cm" svg:y="9.689cm">
          <draw:text-box>
            <text:p text:style-name="P3"><text:span text:style-name="T1">Omien tietojen päivitys</text:span></text:p>
          </draw:text-box>
        </draw:frame>
        <draw:custom-shape draw:style-name="gr1" draw:text-style-name="P1" draw:layer="layout" svg:width="3.302cm" svg:height="2.286cm" svg:x="20.066cm" svg:y="5.588cm">
          <text:p text:style-name="P1">Logout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3.97cm" svg:y1="2.794cm" svg:x2="13.97cm" svg:y2="5.08cm">
          <text:p/>
        </draw:line>
        <draw:line draw:style-name="gr4" draw:text-style-name="P1" draw:layer="layout" svg:x1="13.97cm" svg:y1="7.62cm" svg:x2="13.97cm" svg:y2="9.15cm">
          <text:p/>
        </draw:line>
        <draw:line draw:style-name="gr4" draw:text-style-name="P1" draw:layer="layout" svg:x1="17.272cm" svg:y1="7.62cm" svg:x2="17.272cm" svg:y2="8.382cm">
          <text:p/>
        </draw:line>
        <draw:line draw:style-name="gr4" draw:text-style-name="P1" draw:layer="layout" svg:x1="17.272cm" svg:y1="6.604cm" svg:x2="20.066cm" svg:y2="6.604cm">
          <text:p/>
        </draw:line>
        <draw:line draw:style-name="gr4" draw:text-style-name="P1" draw:layer="layout" svg:x1="9.906cm" svg:y1="2.286cm" svg:x2="5.588cm" svg:y2="4.318cm">
          <text:p/>
        </draw:line>
        <draw:line draw:style-name="gr4" draw:text-style-name="P1" draw:layer="layout" svg:x1="9.906cm" svg:y1="2.794cm" svg:x2="5.588cm" svg:y2="8.128cm">
          <text:p/>
        </draw:lin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4-29T19:53:05</meta:creation-date>
    <dc:date>2013-04-29T20:07:11</dc:date>
    <meta:editing-duration>P0D</meta:editing-duration>
    <meta:editing-cycles>1</meta:editing-cycles>
    <meta:document-statistic meta:object-count="37"/>
    <meta:generator>LibreOffice/3.5$Linux_x86 LibreOffice_project/350m1$Build-2</meta:generator>
  </office:meta>
</office:document-meta>
</file>